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it -- a distributed version control system that stores snapshots of a project rather than differenc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installation</text:p>
          </draw:text-box>
        </draw:frame>
        <draw:frame presentation:style-name="pr4" draw:layer="layout" svg:width="25.199cm" svg:height="12.179cm" svg:x="1.4cm" svg:y="5.093cm" presentation:class="outline" presentation:user-transformed="true">
          <draw:text-box>
            <text:list text:style-name="L3">
              <text:list-item>
                <text:p>Git can be downloaded from <text:a xlink:href="http://git-scm.com/download" xlink:type="simple">http://git-scm.com/download</text:a></text:p>
              </text:list-item>
              <text:list-item>
                <text:p>Github has a desktop client for Windows and Mac: <text:a xlink:href="https://desktop.github.com/" xlink:type="simple">https://desktop.github.com/</text:a></text:p>
              </text:list-item>
              <text:list-item>
                <text:p>Most Linux distributions come with git preinstalled or at least have a prebuilt package available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user configu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 config –global user.name “Your Name”</text:p>
              </text:list-item>
              <text:list-item>
                <text:p>git config –global user.email “Your Email”</text:p>
              </text:list-item>
              <text:list-item>
                <text:p>git config –global core.editor “Your text editor”</text:p>
              </text:list-item>
              <text:list-item>
                <text:p>Specifying –global makes the change permanent <text:s/></text:p>
              </text:list-item>
              <text:list-item>
                <text:p>Some online repositories require ssh keys though github does not.</text:p>
              </text:list-item>
              <text:list-item>
                <text:p>git config --li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Terminology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pository – The directory containing the project that git is tracking; both local and remote </text:p>
              </text:list-item>
              <text:list-item>
                <text:p>Commit – Recording the changes you made</text:p>
              </text:list-item>
              <text:list-item>
                <text:p>Push – Updating the repository with your commits</text:p>
              </text:list-item>
              <text:list-item>
                <text:p>Pull – Updating the local repository from a remote repository</text:p>
              </text:list-item>
              <text:list-item>
                <text:p>Clone – Creating a local repository from a remote reposi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ges for a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ntracked – The file has <text:s/>not been added to a git repository</text:p>
              </text:list-item>
              <text:list-item>
                <text:p>Unmodified – The file has not been changed since the last commit</text:p>
              </text:list-item>
              <text:list-item>
                <text:p>Modified – The file, that is being tracked by git, has been changed since the last commit</text:p>
              </text:list-item>
              <text:list-item>
                <text:p>Staged – The changes made to the file will be added to the next comm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 Git Repository and adding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 create a new repository use 'git init'</text:p>
              </text:list-item>
              <text:list-item>
                <text:p>A new repository will not be tracking files, to add them use 'git add'. For example:</text:p>
              </text:list-item>
              <text:list-item>
                <text:p>git add .</text:p>
              </text:list-item>
              <text:list-item>
                <text:p>Git add *.c</text:p>
              </text:list-item>
              <text:list-item>
                <text:p>git add READ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hub specific Repository cre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Creating repositories on Github is easy. All you have to do is login, and on your main page click on New Repository. <text:s/>On the Repository creation page simply add a repository name, select either Public or Private access and click create repository. <text:s/>Other options are also available. </text:p>
              </text:list-header>
              <text:list-item>
                <text:p>Once the repository is created on Github, either clone the repository or add the github repository as a remote repository to an existent projec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aging and Commit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aging is performed with git add after changes are made to a file. Most of the time I perform both the stage and commit at the same time. </text:p>
              </text:list-item>
              <text:list-item>
                <text:p>git commit -am “Commit Message” </text:p>
              </text:list-item>
              <text:list-item>
                <text:p>The Commit message describes what changes are being committed. </text:p>
              </text:list-item>
              <text:list-item>
                <text:p>git reset HEAD file (unstage a modified file)</text:p>
              </text:list-item>
              <text:list-item>
                <text:p>Git checkout – file (Unmodifying a fi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ing the status of your reposi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 status </text:p>
              </text:list-item>
              <text:list-item>
                <text:p>git diff</text:p>
              </text:list-item>
              <text:list-item>
                <text:p>git log</text:p>
              </text:list-item>
              <text:list-item>
                <text:p>Gui applications are also available to view a repositories status and history such as git gui, gitg, Qgit, and Github Desktop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ving and Deleting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en you move or delete a file, Git has to be told about the changes which can be a multistep process. <text:s/></text:p>
              </text:list-item>
              <text:list-item>
                <text:p>Git has shortcuts for both moving and deleting files. </text:p>
              </text:list-item>
              <text:list-item>
                <text:p>git rm and git mv </text:p>
              </text:list-item>
              <text:list-item>
                <text:p>git rm \*.c (removal of all .c files, notice the \* for Gits builtin file name expansion)</text:p>
              </text:list-item>
              <text:list-item>
                <text:p>git rm –cached “” is used to remove files from staging before a comm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ing with remote serv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 clone “” (Make a local copy of a remote repository)</text:p>
              </text:list-item>
              <text:list-item>
                <text:p>git push server branch (Add your changes to a remote servers branch)</text:p>
              </text:list-item>
              <text:list-item>
                <text:p>git pull server branch (Update your local repository with the servers branch)</text:p>
              </text:list-item>
              <text:list-item>
                <text:p>Server is almost always orig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bran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anches can be used to implement new features in a project, ensure which versions are working, etc</text:p>
              </text:list-item>
              <text:list-item>
                <text:p>Branches create separate 'snapshots' of a repository</text:p>
              </text:list-item>
              <text:list-item>
                <text:p>git branch newBranchName</text:p>
              </text:list-item>
              <text:list-item>
                <text:p>git checkout newBranchName</text:p>
              </text:list-item>
              <text:list-item>
                <text:p>OR git checkout -b newBranchN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ing Branch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py the changes from one branch to another</text:p>
              </text:list-item>
              <text:list-item>
                <text:p>First checkout the branch you want to copy the files to</text:p>
              </text:list-item>
              <text:list-item>
                <text:p>Then merge with the branch containing the changes</text:p>
              </text:list-item>
              <text:list-item>
                <text:p>git checkout toBranch </text:p>
              </text:list-item>
              <text:list-item>
                <text:p>git merge fromBra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leting a bran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 branch -d branchName</text:p>
                <text:p>git checkout bra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gs can be used to indicate releases, versions, etc</text:p>
              </text:list-item>
              <text:list-item>
                <text:p>Git tag -a “version” -m “Tag message”</text:p>
              </text:list-item>
              <text:list-item>
                <text:p>To push the tag use git push server version</text:p>
              </text:list-item>
              <text:list-item>
                <text:p>To checkout a tag use git checkout -b “branchName” ver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infor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more information about git, checkout the git homepage http://git-scm.com/</text:p>
              </text:list-item>
              <text:list-item>
                <text:p>Progit is also a great reference <text:a xlink:href="https://progit.org/" xlink:type="simple">https://progit.org/</text:a></text:p>
              </text:list-item>
              <text:list-item>
                <text:p>Don't forget that many IDEs have builtin git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thon is a high level interpreted programming language.</text:p>
              </text:list-item>
              <text:list-item>
                <text:p>No compiling of Python code</text:p>
              </text:list-item>
              <text:list-item>
                <text:p>Cross platform</text:p>
              </text:list-item>
              <text:list-item>
                <text:p>Very little memory management (only with some librari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thon is available from <text:a xlink:href="https://www.python.org/downloads/" xlink:type="simple">https://www.python.org/downloads/</text:a></text:p>
              </text:list-item>
              <text:list-item>
                <text:p>There are two main releases 3.X and 2.X. </text:p>
              </text:list-item>
              <text:list-item>
                <text:p>We will be using 3.X as the 2.X branch is marked for EOL (Unofficially) </text:p>
              </text:list-item>
              <text:list-item>
                <text:p><text:s/>No IDE is needed but I highly recommend Pycharm (Community Edition is Free, Professional is free for Students with one year licens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print(“Hello World”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most difficult cha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thon variables do not have defined types.</text:p>
              </text:list-item>
              <text:list-item>
                <text:p>Python relies on white-space</text:p>
              </text:list-item>
              <text:list-item>
                <text:p>PEP synt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 with Str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ython strings can be concatenated with +</text:p>
              </text:list-item>
              <text:list-item>
                <text:p>Python strings can be repeated with *</text:p>
                <text:p>print('B' + 2 * 'o' + <text:s/>'ks') (Books)</text:p>
              </text:list-item>
              <text:list-item>
                <text:p>Print( 'Bo' 'ok' "s" ) (Books)</text:p>
              </text:list-item>
              <text:list-item>
                <text:p>Python Strings are indexed</text:p>
              </text:list-item>
              <text:list-item>
                <text:p>Word = “Books”</text:p>
              </text:list-item>
              <text:list-item>
                <text:p>print(Word[0]) (B) print (Word[-1]) (s)</text:p>
              </text:list-item>
              <text:list-item>
                <text:p>print(Word[0:3]) (Book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s, Queues, l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thon arrays are not traditional arrays, they are lists. </text:p>
              </text:list-item>
              <text:list-item>
                <text:p>Numbers = [0,1,2]</text:p>
              </text:list-item>
              <text:list-item>
                <text:p>Numbers[0] (0)</text:p>
              </text:list-item>
              <text:list-item>
                <text:p>Numbers.append(3)</text:p>
              </text:list-item>
              <text:list-item>
                <text:p>print(Numbers) (0,1,2,3)</text:p>
              </text:list-item>
              <text:list-item>
                <text:p>print(len(Numbers)) (4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rays, Queues, Lists cont.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umbers = [0,1,2]</text:p>
              </text:list-item>
              <text:list-item>
                <text:p>Letters = ['a', 'b', 'c']</text:p>
              </text:list-item>
              <text:list-item>
                <text:p>Chars = [Numbers, Letters] (Nested Lists)</text:p>
              </text:list-item>
              <text:list-item>
                <text:p>Chars[0][1] (1)</text:p>
              </text:list-item>
              <text:list-item>
                <text:p>Chars[1][1] (b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ow Contro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witching to Pycharm :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3:11:32.455258982</meta:creation-date>
    <dc:date>2015-10-22T14:56:23.914453750</dc:date>
    <meta:editing-duration>PT27M59S</meta:editing-duration>
    <meta:editing-cycles>2</meta:editing-cycles>
    <meta:generator>LibreOffice/4.4.5.2$Linux_X86_64 LibreOffice_project/40m0$Build-2</meta:generator>
    <meta:document-statistic meta:object-count="117"/>
  </office:meta>
</office:document-meta>
</file>